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. Problem<text:line-break/>Software has many hardly-reproducible bugs and errors, that is bugs <text:line-break/>which cannot be easily reproduced by developer: like bugs in <text:line-break/>synchronization of parallel processes, server timings, configurations of <text:line-break/>mobile devices etc. If a user informs about such bug, it's very hard to <text:line-break/>find and correct it; debugging process here is mostly done intuitively, <text:line-break/>without proper instruments, and many such bugs remain unfixed. This is <text:line-break/>especially important and dangerous in case of critical applications, <text:line-break/>like medical software. There exists a large demand for good instruments <text:line-break/>for this situation.<text:line-break/><text:line-break/>B. Proposed solution<text:line-break/>A program, which allows to save execution trace of the application is to <text:line-break/>be developed. This program should write information about communication <text:line-break/>between the application and the outside world into file, and then be <text:line-break/>able to playback its execution based on the info in the file. This <text:line-break/>should allow to restore program state which lead to the error on the <text:line-break/>developer's computer and to quickly and efficiently fix the bug.<text:line-break/><text:line-break/>C. Description in detail of methods.<text:line-break/>To simplify things, the work is to be done for Android OS. This is a <text:line-break/>well-spread platform, which steadily increases its presence in many <text:line-break/>critical areas (like medical software). On another hand, this platform <text:line-break/>mainly uses manageable code for user applications, which makes technical <text:line-break/>questions much easier. What is also important, this platform is open-source.<text:line-break/><text:line-break/>The main idea is to instrument Dalvik VM bytecode for the user <text:line-break/>applications with instructions, allowing to log the program interactions <text:line-break/>with the outside world. The code instrumentation mechanisms should be <text:line-break/>efficient and transparent for user as much as possible. However, some <text:line-break/>changes to Android OS may be required. Playback should require some <text:line-break/>additional debugger-like application with convenient user interface, for <text:line-break/>easy bug reproduction and fixing.<text:line-break/><text:line-break/>The Development  of Time Machine includes:<text:line-break/>1) Implementation of recording module based on writing information about <text:line-break/>programs interactions with the external environment (write info about <text:line-break/>all calls to external libraries) into a file.  The best place for Dalvik <text:line-break/>bytecode instrumentation is in Class loader at the moment when all java <text:line-break/>classes are loaded from dex-file (.classes).<text:line-break/>2) Implementation of Time Machine application  with user interface for <text:line-break/>controlling executions of debugging programs.<text:line-break/>3) Implementation of playback (emulation) module, based on recovering <text:line-break/>the interactions with the external environment from the saved file.  I <text:line-break/>plan to create a channel between user application and Dalvik Virtual <text:line-break/>Machine (DVM). Application will send to DVM an ID of debugging program, <text:line-break/>than DVM will begin to verify all files with recorded information. After <text:line-break/>successful verification programs will get recovery flag and will start <text:line-break/>executing. At the playback time a similar instrumentationis to take <text:line-break/>place, when a call to outside function is blocked, and the return value <text:line-break/>stored in the file is retrieved and returned as the function result.<text:line-break/><text:line-break/><text:soft-page-break/>D. Bibliography<text:line-break/>      1) <text:a xlink:type="simple" xlink:href="http://docs.oracle.com/javase/6/docs/" office:target-frame-name="_blank" xlink:show="new">http://docs.oracle.com/javase/6/docs/</text:a><text:line-break/>      2) <text:a xlink:type="simple" xlink:href="http://developer.android.com/guide/index.html" office:target-frame-name="_blank" xlink:show="new">http://developer.android.com/guide/index.html</text:a><text:line-break/>      3) The Dalvik Virtual Machine architecture (David Ehringer)<text:line-break/>      4) Java Virtual Machine Specification Second Edition (Tim Lindholm <text:line-break/>and Frank Yellin)<text:line-break/>      5) <text:a xlink:type="simple" xlink:href="http://www.google.com/events/io/2011/index-live.html" office:target-frame-name="_blank" xlink:show="new">http://www.google.com/events/io/2011/index-live.html</text:a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seni </meta:initial-creator>
    <meta:creation-date>2014-03-09T13:18:09.341476707</meta:creation-date>
    <dc:date>2014-03-09T13:18:42.077927913</dc:date>
    <dc:creator>arseni </dc:creator>
    <meta:editing-duration>P0D</meta:editing-duration>
    <meta:editing-cycles>1</meta:editing-cycles>
    <meta:document-statistic meta:table-count="0" meta:image-count="0" meta:object-count="0" meta:page-count="2" meta:paragraph-count="1" meta:word-count="488" meta:character-count="3378" meta:non-whitespace-character-count="2814"/>
    <meta:generator>LibreOffice/4.1.4.2$Linux_X86_64 LibreOffice_project/410$Build-2</meta:generator>
  </office:meta>
</office:document-meta>
</file>